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b3e65" officeooo:paragraph-rsid="001b3e65"/>
    </style:style>
    <style:style style:name="P4" style:family="paragraph" style:parent-style-name="Standard">
      <style:text-properties officeooo:rsid="001a2c3b" officeooo:paragraph-rsid="001a2c3b"/>
    </style:style>
    <style:style style:name="P5" style:family="paragraph" style:parent-style-name="Standard">
      <style:text-properties officeooo:paragraph-rsid="001a2c3b"/>
    </style:style>
    <style:style style:name="P6" style:family="paragraph" style:parent-style-name="Standard">
      <style:text-properties fo:font-weight="bold" officeooo:rsid="001a2c3b" officeooo:paragraph-rsid="001a2c3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2c3b" officeooo:paragraph-rsid="001a2c3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0a18" officeooo:paragraph-rsid="001d0a1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0a18" officeooo:paragraph-rsid="001d0a18" style:font-weight-asian="bold" style:font-weight-complex="bold"/>
    </style:style>
    <style:style style:name="P10" style:family="paragraph" style:parent-style-name="Standard">
      <style:text-properties officeooo:paragraph-rsid="001b3e65"/>
    </style:style>
    <style:style style:name="P11" style:family="paragraph" style:parent-style-name="Standard">
      <style:text-properties style:font-name="Liberation Serif" officeooo:paragraph-rsid="001b3e65"/>
    </style:style>
    <style:style style:name="P12" style:family="paragraph" style:parent-style-name="Standard">
      <style:text-properties officeooo:rsid="001d0a18" officeooo:paragraph-rsid="001d0a18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1b3e65"/>
    </style:style>
    <style:style style:name="P15" style:family="paragraph" style:parent-style-name="Text_20_body" style:list-style-name="L3"/>
    <style:style style:name="P16" style:family="paragraph" style:parent-style-name="Text_20_body">
      <style:text-properties officeooo:paragraph-rsid="001b3e65"/>
    </style:style>
    <style:style style:name="P17" style:family="paragraph" style:parent-style-name="Text_20_body" style:list-style-name="L5">
      <style:text-properties officeooo:paragraph-rsid="001b3e65"/>
    </style:style>
    <style:style style:name="P18" style:family="paragraph" style:parent-style-name="Text_20_body" style:list-style-name="L5">
      <style:text-properties officeooo:paragraph-rsid="001d0a18"/>
    </style:style>
    <style:style style:name="P19" style:family="paragraph" style:parent-style-name="Text_20_body" style:list-style-name="L7"/>
    <style:style style:name="P20" style:family="paragraph" style:parent-style-name="Text_20_body">
      <style:paragraph-properties fo:text-align="center" style:justify-single-word="false"/>
      <style:text-properties officeooo:paragraph-rsid="001b3e65"/>
    </style:style>
    <style:style style:name="P21" style:family="paragraph" style:parent-style-name="Text_20_body">
      <style:text-properties officeooo:paragraph-rsid="001d0a18"/>
    </style:style>
    <style:style style:name="T1" style:family="text">
      <style:text-properties officeooo:rsid="001a2c3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a2c3b"/>
    </style:style>
    <style:style style:name="T4" style:family="text">
      <style:text-properties style:font-name="Liberation Serif" officeooo:rsid="001b3e65"/>
    </style:style>
    <style:style style:name="T5" style:family="text">
      <style:text-properties style:font-name="Liberation Serif" officeooo:rsid="001d0a18"/>
    </style:style>
    <style:style style:name="T6" style:family="text">
      <style:text-properties style:font-name="Liberation Serif" style:text-underline-style="solid" style:text-underline-width="auto" style:text-underline-color="font-color" fo:font-weight="bold" officeooo:rsid="001b3e65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officeooo:rsid="001d0a1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b3e65"/>
    </style:style>
    <style:style style:name="T11" style:family="text">
      <style:text-properties style:text-underline-style="solid" style:text-underline-width="auto" style:text-underline-color="font-color" fo:font-weight="bold" officeooo:rsid="001b3e65" style:font-weight-asian="bold" style:font-weight-complex="bold"/>
    </style:style>
    <style:style style:name="T12" style:family="text">
      <style:text-properties officeooo:rsid="001d0a1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UÍA INSTALACIÓN “RECONOCIMIENTO FACIAL DE EMOCIONES”</text:p>
      <text:p text:style-name="P4"/>
      <text:p text:style-name="P4"><text:span text:style-name="T8">1.- Fisher Face Recognice</text:span>r → http://www.paulvangent.com/2016/04/01/emotion-recognition-with-python-opencv-and-a-face-dataset/</text:p>
      <text:p text:style-name="P4"/>
      <text:p text:style-name="P4"><text:tab/>1.- OpenCv → CV2</text:p>
      <text:p text:style-name="P4"/>
      <text:p text:style-name="P5"><text:span text:style-name="T1">“</text:span>sudo apt-get install libopencv-dev python-opencv”</text:p>
      <text:p text:style-name="P4"><text:a xlink:type="simple" xlink:href="http://milq.github.io/install-opencv-ubuntu-debian/" text:style-name="Internet_20_link" text:visited-style-name="Visited_20_Internet_20_Link">http://milq.github.io/install-opencv-ubuntu-debian/</text:a></text:p>
      <text:p text:style-name="P4"/>
      <text:p text:style-name="P5"><text:span text:style-name="T3">“</text:span><text:span text:style-name="Source_20_Text"><text:span text:style-name="T2">pip install opencv-python”</text:span></text:span></text:p>
      <text:p text:style-name="P5"><text:a xlink:type="simple" xlink:href="https://stackoverflow.com/questions/21792909/cv2-videocapture-open-always-returns-false" text:style-name="Internet_20_link" text:visited-style-name="Visited_20_Internet_20_Link"><text:span text:style-name="Source_20_Text"><text:span text:style-name="T3">https://stackoverflow.com/questions/21792909/cv2-videocapture-open-always-returns-false</text:span></text:span></text:a></text:p>
      <text:p text:style-name="P4"/>
      <text:p text:style-name="P4"/>
      <text:p text:style-name="P6">2.- Lands Marks Classifier → <text:span text:style-name="T9">http://www.paulvangent.com/2016/08/05/emotion-recognition-using-facial-landmarks/</text:span></text:p>
      <text:p text:style-name="P4"/>
      <text:p text:style-name="P4"><text:tab/>1.- OpenCv</text:p>
      <text:p text:style-name="P4"/>
      <text:p text:style-name="P4"><text:tab/>2.- Sklearn → “pip install sklearn”</text:p>
      <text:p text:style-name="P4"/>
      <text:p text:style-name="P4"><text:tab/>3.- Dlib</text:p>
      <text:p text:style-name="P4"><text:tab/><text:tab/>3.1.- Install Cmake → <text:a xlink:type="simple" xlink:href="https://cmake.org/download/" text:style-name="Internet_20_link" text:visited-style-name="Visited_20_Internet_20_Link">https://cmake.org/download/</text:a></text:p>
      <text:p text:style-name="P10"><text:span text:style-name="T1"><text:tab/><text:tab/>3.2.- D</text:span>ownload Boost-Python and extract the package →<text:span text:style-name="T10"> </text:span><text:a xlink:type="simple" xlink:href="http://www.boost.org/" text:style-name="Internet_20_link" text:visited-style-name="Visited_20_Internet_20_Link"><text:span text:style-name="T10">http://www.boost.org/</text:span></text:a></text:p>
      <text:p text:style-name="P11"/>
      <text:p text:style-name="P10"><text:span text:style-name="T2"><text:tab/>Download </text:span><text:a xlink:type="simple" xlink:href="http://www.boost.org/users/history/version_1_66_0.html" text:style-name="Internet_20_link" text:visited-style-name="Visited_20_Internet_20_Link"><text:span text:style-name="Teletype"><text:span text:style-name="T2">boost_1_66_0.tar.bz2</text:span></text:span></text:a><text:span text:style-name="T2">.</text:span></text:p>
      <text:list xml:id="list3574278849187478392" text:style-name="L1">
        <text:list-item>
          <text:p text:style-name="P13">In the directory where you want to put the Boost installation, execute</text:p>
          <text:p text:style-name="P2">tar --bzip2 -xf <text:span text:style-name="Emphasis">/path/to/</text:span><text:span text:style-name="Teletype">boost_1_66_0</text:span>.tar.bz2</text:p>
        </text:list-item>
      </text:list>
      <text:p text:style-name="P3"><text:a xlink:type="simple" xlink:href="http://www.boost.org/doc/libs/1_66_0/more/getting_started/unix-variants.html" text:style-name="Internet_20_link" text:visited-style-name="Visited_20_Internet_20_Link">http://www.boost.org/doc/libs/1_66_0/more/getting_started/unix-variants.html</text:a></text:p>
      <text:list xml:id="list121214218011280" text:continue-numbering="true" text:style-name="L1">
        <text:list-item>
          <text:p text:style-name="P14">Run either <text:span text:style-name="Strong_20_Emphasis">.\bootstrap.bat</text:span> (on Windows), or <text:span text:style-name="Strong_20_Emphasis">./bootstrap.sh</text:span> (on other operating systems). </text:p>
        </text:list-item>
      </text:list>
      <text:list xml:id="list7644327971632016960" text:style-name="L3">
        <text:list-item>
          <text:p text:style-name="P15">Run “./b2 install<text:span text:style-name="Emphasis"><text:span text:style-name="Source_20_Text">”</text:span></text:span></text:p>
        </text:list-item>
      </text:list>
      <text:p text:style-name="P16"><text:a xlink:type="simple" xlink:href="http://www.boost.org/doc/libs/1_55_0/doc/html/bbv2/installation.html" text:style-name="Internet_20_link" text:visited-style-name="Visited_20_Internet_20_Link"><text:span text:style-name="Source_20_Text"><text:span text:style-name="T4">http://www.boost.org/doc/libs/1_55_0/doc/html/bbv2/installation.html</text:span></text:span></text:a></text:p>
      <text:p text:style-name="P16"><text:a xlink:type="simple" xlink:href="https://codeyarns.com/2017/01/24/how-to-build-boost-on-linux/" text:style-name="Internet_20_link" text:visited-style-name="Visited_20_Internet_20_Link"><text:span text:style-name="Source_20_Text"><text:span text:style-name="T4">https://codeyarns.com/2017/01/24/how-to-build-boost-on-linux/</text:span></text:span></text:a></text:p>
      <text:list xml:id="list7556195488348652828" text:style-name="L5">
        <text:list-item>
          <text:p text:style-name="P17"><text:span text:style-name="Source_20_Text"><text:span text:style-name="T5">3. </text:span></text:span><text:span text:style-name="Source_20_Text"><text:span text:style-name="T4">Face Landmark Detection →</text:span></text:span><text:span text:style-name="Source_20_Text"><text:span text:style-name="T10"> </text:span></text:span><text:a xlink:type="simple" xlink:href="http://dlib.net/face_landmark_detection.py.html" text:style-name="Internet_20_link" text:visited-style-name="Visited_20_Internet_20_Link"><text:span text:style-name="Source_20_Text"><text:span text:style-name="T4">http://dlib.net/face_landmark_detection.py.html</text:span></text:span></text:a></text:p>
        </text:list-item>
        <text:list-item>
          <text:p text:style-name="P18"><text:span text:style-name="Source_20_Text"><text:span text:style-name="T5">4. </text:span></text:span><text:a xlink:type="simple" xlink:href="https://gist.github.com/talegari/f835763b26c94a5790d5f2b298a64c33" text:style-name="Internet_20_link" text:visited-style-name="Visited_20_Internet_20_Link"><text:span text:style-name="Source_20_Text"><text:span text:style-name="T5">https://gist.github.com/talegari/f835763b26c94a5790d5f2b298a64c33</text:span></text:span></text:a><text:span text:style-name="Source_20_Text"><text:span text:style-name="T5"> → </text:span></text:span></text:p>
        </text:list-item>
      </text:list>
      <text:p text:style-name="P21"><text:span text:style-name="Source_20_Text"><text:span text:style-name="T5">For </text:span></text:span><text:span text:style-name="Source_20_Text"><text:span text:style-name="T12">ubuntu 16.04</text:span></text:span><text:span text:style-name="Source_20_Text"><text:span text:style-name="T5">:</text:span></text:span></text:p>
      <text:p text:style-name="Preformatted_20_Text"><text:span text:style-name="Source_20_Text">sudo apt-get install build-essential cmake</text:span></text:p>
      <text:p text:style-name="Preformatted_20_Text"><text:span text:style-name="Source_20_Text">sudo apt-get install libgtk-3-dev</text:span></text:p>
      <text:p text:style-name="P1"><text:span text:style-name="Source_20_Text">sudo apt-get install libboost-all-dev</text:span></text:p>
      <text:p text:style-name="Text_20_body">Assuming <text:span text:style-name="Source_20_Text">pip</text:span> is already installed:</text:p>
      <text:p text:style-name="P1"><text:span text:style-name="Source_20_Text">sudo apt-get install libboost-dev</text:span></text:p>
      <text:p text:style-name="Text_20_body">For <text:span text:style-name="Source_20_Text">python</text:span> bindings:</text:p>
      <text:p text:style-name="Preformatted_20_Text"><text:soft-page-break/><text:span text:style-name="Source_20_Text">sudo apt-get install libboost-python-dev</text:span></text:p>
      <text:p text:style-name="Preformatted_20_Text"><text:span text:style-name="Source_20_Text">sudo pip install numpy</text:span></text:p>
      <text:p text:style-name="Preformatted_20_Text"><text:span text:style-name="Source_20_Text">sudo pip install scipy</text:span></text:p>
      <text:p text:style-name="Preformatted_20_Text"><text:span text:style-name="Source_20_Text">sudo pip install scikit-image</text:span></text:p>
      <text:p text:style-name="Preformatted_20_Text"><text:span text:style-name="Source_20_Text"><text:s text:c="2"/></text:span></text:p>
      <text:p text:style-name="P1"><text:span text:style-name="Source_20_Text">sudo pip install dlib</text:span></text:p>
      <text:p text:style-name="P21"><text:a xlink:type="simple" xlink:href="https://gist.github.com/talegari/f835763b26c94a5790d5f2b298a64c33" text:style-name="Internet_20_link" text:visited-style-name="Visited_20_Internet_20_Link"><text:span text:style-name="Source_20_Text"><text:span text:style-name="T12">https://gist.github.com/talegari/f835763b26c94a5790d5f2b298a64c33</text:span></text:span></text:a></text:p>
      <text:p text:style-name="P21"><text:span text:style-name="Source_20_Text"/></text:p>
      <text:p text:style-name="P20"><text:span text:style-name="Source_20_Text"><text:span text:style-name="T6">G</text:span></text:span><text:span text:style-name="Source_20_Text"><text:span text:style-name="T7">UÍA</text:span></text:span><text:span text:style-name="Source_20_Text"><text:span text:style-name="T6"> INSTALACIÓN PYAUDIO</text:span></text:span></text:p>
      <text:p text:style-name="P16"><text:span text:style-name="Source_20_Text"><text:span text:style-name="T2">you download PyAudio-0.2.11.tar.gz (md5) in </text:span></text:span><text:a xlink:type="simple" xlink:href="https://pypi.python.org/pypi/PyAudio#downloads" text:style-name="Internet_20_link" text:visited-style-name="Visited_20_Internet_20_Link"><text:span text:style-name="Source_20_Text"><text:span text:style-name="T2">https://pypi.python.org/pypi/PyAudio#downloads</text:span></text:span></text:a><text:span text:style-name="Source_20_Text"><text:span text:style-name="T2"> and extract file.</text:span></text:span></text:p>
      <text:list xml:id="list9106702742928990561" text:style-name="L7">
        <text:list-item>
          <text:p text:style-name="P19"><text:span text:style-name="Strong_20_Emphasis">cd PyAudio-0.2.11</text:span></text:p>
        </text:list-item>
        <text:list-item>
          <text:p text:style-name="P19"><text:span text:style-name="Strong_20_Emphasis">sudo python setup.py install</text:span></text:p>
        </text:list-item>
      </text:list>
      <text:p text:style-name="P16"><text:span text:style-name="Source_20_Text"><text:span text:style-name="T4">https://stackoverflow.com/questions/44538746/cannot-install-pyaudio-0-2-11-in-ubuntu-16-04</text:span></text:span></text:p>
      <text:p text:style-name="P10"/>
      <text:p text:style-name="P4"/>
      <text:p text:style-name="P8">OTRAS PÁGINAS DE INTERÉS RECONOCIMIENTO FACIAL EMOCIONES WEBCAM</text:p>
      <text:p text:style-name="P8"/>
      <text:p text:style-name="P12"><text:a xlink:type="simple" xlink:href="https://github.com/mihaelacr/pydeeplearn/tree/master/code/webcam-emotion-recognition" text:style-name="Internet_20_link" text:visited-style-name="Visited_20_Internet_20_Link">https://github.com/mihaelacr/pydeeplearn/tree/master/code/webcam-emotion-recognition</text:a></text:p>
      <text:p text:style-name="P12"/>
      <text:p text:style-name="P12"><text:a xlink:type="simple" xlink:href="https://github.com/sarxos/webcam-capture/tree/master/webcam-capture-examples/webcam-capture-motiondetector" text:style-name="Internet_20_link" text:visited-style-name="Visited_20_Internet_20_Link">https://github.com/sarxos/webcam-capture/tree/master/webcam-capture-examples/webcam-capture-motiondetector</text:a></text:p>
      <text:p text:style-name="P12"/>
      <text:p text:style-name="P12"><text:a xlink:type="simple" xlink:href="https://docs.opencv.org/2.4/modules/contrib/doc/facerec/facerec_api.html" text:style-name="Internet_20_link" text:visited-style-name="Visited_20_Internet_20_Link">https://docs.opencv.org/2.4/modules/contrib/doc/facerec/facerec_api.html</text:a></text:p>
      <text:p text:style-name="P12"/>
      <text:p text:style-name="P12"/>
      <text:p text:style-name="P9">OTRAS PÁGINAS DE INTERÉS PYAUDIO</text:p>
      <text:p text:style-name="P12"/>
      <text:p text:style-name="P12"><text:a xlink:type="simple" xlink:href="https://github.com/tyiannak/pyAudioAnalysis" text:style-name="Internet_20_link" text:visited-style-name="Visited_20_Internet_20_Link">https://github.com/tyiannak/pyAudioAnalysis</text:a></text:p>
      <text:p text:style-name="P12"/>
      <text:p text:style-name="P12"><text:a xlink:type="simple" xlink:href="https://github.com/tyiannak/pyAudioAnalysis/issues/1" text:style-name="Internet_20_link" text:visited-style-name="Visited_20_Internet_20_Link">https://github.com/tyiannak/pyAudioAnalysis/issues/1</text:a></text:p>
      <text:p text:style-name="P1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text:number-lines="false" text:line-number="3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1:45:24.418198895</meta:creation-date>
    <dc:date>2018-02-20T12:12:13.140159719</dc:date>
    <meta:editing-duration>PT6M28S</meta:editing-duration>
    <meta:editing-cycles>1</meta:editing-cycles>
    <meta:document-statistic meta:table-count="0" meta:image-count="0" meta:object-count="0" meta:page-count="2" meta:paragraph-count="49" meta:word-count="194" meta:character-count="2456" meta:non-whitespace-character-count="2305"/>
    <meta:generator>LibreOffice/5.1.6.2$Linux_X86_64 LibreOffice_project/10m0$Build-2</meta:generator>
  </office:meta>
</office:document-meta>
</file>